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80000025773C60D86D45D91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98cm" fo:min-width="2.238cm" fo:wrap-option="no-wrap"/>
    </style:style>
    <style:style style:name="gr2" style:family="graphic" style:parent-style-name="standard">
      <style:graphic-properties draw:fill-color="#999999" draw:opacity="100%" draw:textarea-horizontal-align="justify" draw:textarea-vertical-align="middle" draw:auto-grow-height="false" fo:min-height="3.179cm" fo:min-width="4.687cm"/>
    </style:style>
    <style:style style:name="gr3" style:family="graphic" style:parent-style-name="standard">
      <style:graphic-properties draw:textarea-horizontal-align="justify" draw:textarea-vertical-align="middle" draw:auto-grow-height="false" fo:min-height="1.025cm" fo:min-width="1.914cm"/>
    </style:style>
    <style:style style:name="gr4" style:family="graphic" style:parent-style-name="standard">
      <style:graphic-properties draw:textarea-horizontal-align="justify" draw:textarea-vertical-align="middle" draw:auto-grow-height="false" fo:min-height="1.728cm" fo:min-width="3.234cm" fo:wrap-option="no-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1.35cm" fo:min-width="16.275cm"/>
    </style:style>
    <style:style style:name="gr8" style:family="graphic" style:parent-style-name="standard">
      <style:graphic-properties draw:fill-color="#c5000b" draw:textarea-horizontal-align="justify" draw:textarea-vertical-align="middle" draw:auto-grow-height="false" fo:min-height="0.893cm" fo:min-width="2.167cm"/>
    </style:style>
    <style:style style:name="gr9" style:family="graphic" style:parent-style-name="standard">
      <style:graphic-properties draw:fill-color="#ffff00" draw:textarea-horizontal-align="justify" draw:textarea-vertical-align="middle" draw:auto-grow-height="false" fo:min-height="1.274cm" fo:min-width="1.786cm"/>
    </style:style>
    <style:style style:name="gr10" style:family="graphic" style:parent-style-name="standard">
      <style:graphic-properties draw:textarea-horizontal-align="justify" draw:textarea-vertical-align="middle" draw:auto-grow-height="false" fo:min-height="2.132cm" fo:min-width="2.39cm"/>
    </style:style>
    <style:style style:name="gr11" style:family="graphic" style:parent-style-name="standard">
      <style:graphic-properties draw:stroke="solid" svg:stroke-width="0.018cm" svg:stroke-color="#000000" draw:marker-start="Rounded_20_large_20_Arrow" draw:marker-start-width="0.227cm" draw:marker-end="Rounded_20_large_20_Arrow" draw:marker-end-width="0.227cm" draw:textarea-vertical-align="middle" fo:padding-top="0.134cm" fo:padding-bottom="0.134cm" fo:padding-left="0.259cm" fo:padding-right="0.259cm"/>
    </style:style>
    <style:style style:name="gr12" style:family="graphic" style:parent-style-name="standard">
      <style:graphic-properties svg:stroke-color="#000000" draw:marker-end="Rounded_20_large_20_Arrow" draw:textarea-vertical-align="middle"/>
    </style:style>
    <style:style style:name="gr13" style:family="graphic" style:parent-style-name="standard">
      <style:graphic-properties draw:textarea-horizontal-align="justify" draw:textarea-vertical-align="middle" draw:auto-grow-height="false" fo:min-height="4.449cm" fo:min-width="4.326cm"/>
    </style:style>
    <style:style style:name="gr14" style:family="graphic" style:parent-style-name="standard">
      <style:graphic-properties draw:fill-color="#c5000b" draw:textarea-horizontal-align="justify" draw:textarea-vertical-align="middle" draw:auto-grow-height="false" fo:min-height="0.512cm" fo:min-width="0.516cm"/>
    </style:style>
    <style:style style:name="gr15" style:family="graphic" style:parent-style-name="standard">
      <style:graphic-properties svg:stroke-color="#000000" draw:textarea-vertical-align="middle"/>
    </style:style>
    <style:style style:name="gr16" style:family="graphic" style:parent-style-name="standard">
      <style:graphic-properties draw:fill-color="#00cc33" draw:textarea-horizontal-align="justify" draw:textarea-vertical-align="middle" draw:auto-grow-height="false" fo:min-height="0.766cm" fo:min-width="1.405cm"/>
    </style:style>
    <style:style style:name="gr17" style:family="graphic" style:parent-style-name="objectwithoutfill">
      <style:graphic-properties draw:marker-start="Rounded_20_large_20_Arrow" draw:marker-end="" draw:marker-end-width="0.3cm" draw:fill="none" draw:textarea-vertical-align="middle"/>
    </style:style>
    <style:style style:name="gr18" style:family="graphic" style:parent-style-name="standard">
      <style:graphic-properties draw:fill-color="#ffff00" draw:textarea-horizontal-align="justify" draw:textarea-vertical-align="middle" draw:auto-grow-height="false" fo:min-height="0.004cm" fo:min-width="1.024cm"/>
    </style:style>
    <style:style style:name="gr19" style:family="graphic" style:parent-style-name="standard">
      <style:graphic-properties draw:fill-color="#ffff00" draw:textarea-horizontal-align="justify" draw:textarea-vertical-align="middle" draw:auto-grow-height="false" fo:min-height="0.385cm" fo:min-width="1.024cm"/>
    </style:style>
    <style:style style:name="gr20" style:family="graphic" style:parent-style-name="standard">
      <style:graphic-properties draw:fill-color="#ffff00" draw:textarea-horizontal-align="justify" draw:textarea-vertical-align="middle" draw:auto-grow-height="false" fo:min-height="0.766cm" fo:min-width="1.405cm"/>
    </style:style>
    <style:style style:name="gr21" style:family="graphic" style:parent-style-name="standard">
      <style:graphic-properties draw:fill-color="#c5000b" draw:textarea-horizontal-align="justify" draw:textarea-vertical-align="middle" draw:auto-grow-height="false" fo:min-height="0.258cm" fo:min-width="1.786cm"/>
    </style:style>
    <style:style style:name="P1" style:family="paragraph">
      <style:paragraph-properties fo:text-align="center"/>
    </style:style>
    <style:style style:name="P2" style:family="paragraph">
      <loext:graphic-properties draw:fill-color="#999999" draw:opacity="1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c5000b"/>
      <style:paragraph-properties fo:text-align="center"/>
      <style:text-properties fo:font-size="10pt" style:font-size-asian="10pt" style:font-size-complex="10pt"/>
    </style:style>
    <style:style style:name="P6" style:family="paragraph">
      <loext:graphic-properties draw:fill-color="#ffff00"/>
      <style:paragraph-properties fo:text-align="center"/>
      <style:text-properties fo:font-size="6pt" style:font-size-asian="6pt" style:font-size-complex="6pt"/>
    </style:style>
    <style:style style:name="P7" style:family="paragraph">
      <style:paragraph-properties fo:text-align="center"/>
      <style:text-properties fo:font-size="12pt" style:font-size-asian="12pt" style:font-size-complex="12pt"/>
    </style:style>
    <style:style style:name="P8" style:family="paragraph">
      <loext:graphic-properties draw:fill-color="#c5000b"/>
      <style:paragraph-properties fo:text-align="center"/>
      <style:text-properties fo:font-size="8pt" style:font-size-asian="8pt" style:font-size-complex="8pt"/>
    </style:style>
    <style:style style:name="P9" style:family="paragraph">
      <loext:graphic-properties draw:fill-color="#00cc33"/>
      <style:paragraph-properties fo:text-align="center"/>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size="6pt" style:font-size-asian="6pt" style:font-size-complex="6pt"/>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size="5p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5" draw:id="id5" draw:layer="layout" svg:width="4.191cm" svg:height="2.54cm" svg:x="8.953cm" svg:y="4.556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5.187cm" svg:height="3.429cm" draw:transform="skewX (0.00558505360638185) translate (6.607cm 13.827cm)">
          <text:p text:style-name="P1"/>
          <text:p text:style-name="P1"/>
          <text:p text:style-name="P1"/>
          <text:p text:style-name="P1"><text:tab/><text:tab/>RIG</text:p>
          <draw:enhanced-geometry svg:viewBox="0 0 21600 21600" draw:type="rectangle" draw:enhanced-path="M 0 0 L 21600 0 21600 21600 0 21600 0 0 Z N"/>
        </draw:custom-shape>
        <draw:custom-shape draw:style-name="gr3" draw:text-style-name="P1" xml:id="id3" draw:id="id3" draw:layer="layout" svg:width="2.413cm" svg:height="2.413cm" svg:x="14.668cm" svg:y="21.955cm">
          <text:p text:style-name="P1">CSV<text:line-break/>LOGS</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 xml:id="id2" draw:id="id2" draw:layer="layout" svg:width="5.715cm" svg:height="3.048cm" svg:x="7.429cm" svg:y="21.574cm">
          <text:p text:style-name="P1">srchlt.tec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3" draw:layer="layout" draw:line-skew="1.841cm" svg:x1="16.827cm" svg:y1="16.621cm" svg:x2="10.286cm" svg:y2="21.574cm" draw:start-shape="id1" draw:start-glue-point="2" draw:end-shape="id2" svg:d="M16827 16621v4317h-6541v636" svg:viewBox="0 0 6542 4954">
          <text:p/>
        </draw:connector>
        <draw:connector draw:style-name="gr5" draw:text-style-name="P3" draw:layer="layout" draw:line-skew="1.651cm" svg:x1="16.827cm" svg:y1="16.621cm" svg:x2="15.875cm" svg:y2="21.955cm" draw:start-shape="id1" draw:end-shape="id3" draw:end-glue-point="5" svg:d="M16827 16621v4317h-952v1017" svg:viewBox="0 0 953 5335">
          <text:p/>
        </draw:connector>
        <draw:frame draw:style-name="gr6" draw:text-style-name="P3" xml:id="id6" draw:id="id6" draw:layer="layout" svg:width="1.053cm" svg:height="1.143cm" svg:x="7.059cm" svg:y="14.462cm">
          <draw:image xlink:href="Pictures/10000201000002280000025773C60D86D45D91A7.png" xlink:type="simple" xlink:show="embed" xlink:actuate="onLoad">
            <text:p/>
          </draw:image>
        </draw:frame>
        <draw:frame draw:style-name="gr7" draw:text-style-name="P4" draw:layer="layout" svg:width="16.953cm" svg:height="1.673cm" svg:x="2.513cm" svg:y="2.524cm">
          <draw:text-box>
            <text:p text:style-name="P1">Event generation and dataflow for switch capability testing </text:p>
            <text:p text:style-name="P1">using wheeljack.</text:p>
          </draw:text-box>
        </draw:frame>
        <draw:custom-shape draw:style-name="gr8" draw:text-style-name="P5" draw:layer="layout" svg:width="2.667cm" svg:height="1.143cm" svg:x="11.366cm" svg:y="6.207cm">
          <text:p text:style-name="P1"><text:span text:style-name="T1">app_com</text:span><text:span text:style-name="T1">mand,</text:span><text:span text:style-name="T1"><text:line-break/></text:span><text:span text:style-name="T1">DEVICE,</text:span></text:p>
          <text:p text:style-name="P1"><text:span text:style-name="T1">comman</text:span><text:span text:style-name="T1">d</text:span></text:p>
          <draw:enhanced-geometry svg:viewBox="0 0 21600 21600" draw:type="rectangle" draw:enhanced-path="M 0 0 L 21600 0 21600 21600 0 21600 0 0 Z N"/>
        </draw:custom-shape>
        <draw:custom-shape draw:style-name="gr9" draw:text-style-name="P6" draw:layer="layout" svg:width="2.286cm" svg:height="1.524cm" svg:x="15.684cm" svg:y="17.764cm">
          <text:p text:style-name="P1"><text:span text:style-name="T2">BOT,</text:span></text:p>
          <text:p text:style-name="P1"><text:span text:style-name="T2">BOT_CALLBACK,</text:span><text:span text:style-name="T2"><text:line-break/></text:span><text:span text:style-name="T2">CLIENT,</text:span></text:p>
          <text:p text:style-name="P1"><text:span text:style-name="T2">DEVICE,</text:span></text:p>
          <text:p text:style-name="P1"><text:span text:style-name="T2">APP_COMMAND</text:span></text:p>
          <text:p text:style-name="P1"><text:span text:style-name="T2">COMMAND</text:span></text:p>
          <draw:enhanced-geometry svg:viewBox="0 0 21600 21600" draw:mirror-vertical="false" draw:type="rectangle" draw:enhanced-path="M 0 0 L 21600 0 21600 21600 0 21600 0 0 Z N"/>
        </draw:custom-shape>
        <draw:custom-shape draw:style-name="gr10" draw:text-style-name="P1" xml:id="id4" draw:id="id4" draw:layer="layout" svg:width="3.683cm" svg:height="3.175cm" svg:x="3.873cm" svg:y="7.731cm">
          <text:p text:style-name="P1">Smart<text:line-break/>bulb<text:line-break/>(e.g. Hue)</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1" draw:text-style-name="P1" draw:layer="layout" svg:x1="6.112cm" svg:y1="7.731cm" svg:x2="8.953cm" svg:y2="5.826cm" draw:start-shape="id4" draw:start-glue-point="4" draw:end-shape="id5" draw:end-glue-point="3" svg:d="M6112 7731v-1905h2841" svg:viewBox="0 0 2842 1906">
          <text:p/>
        </draw:connector>
        <draw:connector draw:style-name="gr12" draw:text-style-name="P1" draw:layer="layout" svg:x1="5.318cm" svg:y1="10.906cm" svg:x2="7.059cm" svg:y2="15.033cm" draw:start-shape="id4" draw:start-glue-point="7" draw:end-shape="id6" draw:end-glue-point="3" svg:d="M5318 10906v4127h1741" svg:viewBox="0 0 1742 4128">
          <text:p/>
        </draw:connector>
        <draw:custom-shape draw:style-name="gr13" draw:text-style-name="P7" xml:id="id1" draw:id="id1" draw:layer="layout" svg:width="4.826cm" svg:height="4.699cm" svg:x="14.414cm" svg:y="11.922cm">
          <draw:glue-point draw:id="4" svg:x="-4.998cm" svg:y="1.842cm"/>
          <draw:glue-point draw:id="5" svg:x="-4.998cm" svg:y="3.421cm"/>
          <text:p text:style-name="P1"><text:span text:style-name="T3"><text:line-break/></text:span><text:span text:style-name="T3"><text:line-break/></text:span><text:span text:style-name="T3"><text:line-break/></text:span><text:span text:style-name="T3"><text:line-break/></text:span><text:span text:style-name="T3"><text:line-break/></text:span><text:span text:style-name="T3"><text:line-break/></text:span><text:span text:style-name="T3">Raspber</text:span><text:span text:style-name="T3">ry Pi 3</text:span></text:p>
          <draw:enhanced-geometry svg:viewBox="0 0 21600 21600" draw:type="rectangle" draw:enhanced-path="M 0 0 L 21600 0 21600 21600 0 21600 0 0 Z N"/>
        </draw:custom-shape>
        <draw:custom-shape draw:style-name="gr14" draw:text-style-name="P8" draw:layer="layout" svg:width="1.016cm" svg:height="0.762cm" svg:x="18.224cm" svg:y="15.859cm">
          <text:p text:style-name="P1"><text:span text:style-name="T4">BOT,</text:span><text:span text:style-name="T4"><text:line-break/></text:span><text:span text:style-name="T4">CLIENT</text:span></text:p>
          <draw:enhanced-geometry svg:viewBox="0 0 21600 21600" draw:type="rectangle" draw:enhanced-path="M 0 0 L 21600 0 21600 21600 0 21600 0 0 Z N"/>
        </draw:custom-shape>
        <draw:connector draw:style-name="gr15" draw:text-style-name="P1" draw:layer="layout" draw:line-skew="0.278cm" svg:x1="8.112cm" svg:y1="15.033cm" svg:x2="15.938cm" svg:y2="14.271cm" draw:start-shape="id6" draw:start-glue-point="1" draw:end-shape="id7" draw:end-glue-point="3" svg:d="M8112 15033h4191v-762h3635" svg:viewBox="0 0 7827 763">
          <text:p/>
        </draw:connector>
        <draw:custom-shape draw:style-name="gr16" draw:text-style-name="P9" xml:id="id8" draw:id="id8" draw:layer="layout" svg:width="1.905cm" svg:height="1.016cm" svg:x="17.081cm" svg:y="12.303cm">
          <text:p text:style-name="P1"><text:span text:style-name="T2">Wheeljack </text:span><text:span text:style-name="T2">service</text:span><text:span text:style-name="T2"><text:line-break/></text:span><text:span text:style-name="T2">running</text:span></text:p>
          <draw:enhanced-geometry svg:viewBox="0 0 21600 21600" draw:mirror-vertical="false" draw:type="rectangle" draw:enhanced-path="M 0 0 L 21600 0 21600 21600 0 21600 0 0 Z N"/>
        </draw:custom-shape>
        <draw:connector draw:style-name="gr17" draw:text-style-name="P3" draw:layer="layout" svg:x1="18.033cm" svg:y1="12.303cm" svg:x2="13.144cm" svg:y2="5.826cm" draw:start-shape="id8" draw:start-glue-point="0" draw:end-shape="id5" draw:end-glue-point="1" svg:d="M18033 12303v-6477h-4889" svg:viewBox="0 0 4890 6478">
          <text:p/>
        </draw:connector>
        <draw:custom-shape draw:style-name="gr18" draw:text-style-name="P6" draw:layer="layout" svg:width="1.524cm" svg:height="0.254cm" svg:x="12.811cm" svg:y="14.081cm">
          <text:p text:style-name="P1"><text:span text:style-name="T2"/></text:p>
          <text:p text:style-name="P1"><text:span text:style-name="T5">BOT_CALLBACK</text:span><text:span text:style-name="T5"><text:line-break/></text:span><text:span text:style-name="T5"/></text:p>
          <draw:enhanced-geometry svg:viewBox="0 0 21600 21600" draw:mirror-vertical="false" draw:mirror-horizontal="false" draw:type="rectangle" draw:enhanced-path="M 0 0 L 21600 0 21600 21600 0 21600 0 0 Z N"/>
        </draw:custom-shape>
        <draw:custom-shape draw:style-name="gr19" draw:text-style-name="P6" xml:id="id7" draw:id="id7" draw:layer="layout" svg:width="1.524cm" svg:height="0.635cm" svg:x="15.938cm" svg:y="13.954cm">
          <text:p text:style-name="P1"><text:span text:style-name="T2">Local events</text:span></text:p>
          <draw:enhanced-geometry svg:viewBox="0 0 21600 21600" draw:mirror-vertical="false" draw:type="rectangle" draw:enhanced-path="M 0 0 L 21600 0 21600 21600 0 21600 0 0 Z N"/>
        </draw:custom-shape>
        <draw:connector draw:style-name="gr12" draw:text-style-name="P1" draw:layer="layout" svg:x1="17.462cm" svg:y1="14.271cm" svg:x2="18.033cm" svg:y2="13.319cm" draw:start-shape="id7" draw:start-glue-point="1" draw:end-shape="id8" svg:d="M17462 14271h571v-952" svg:viewBox="0 0 572 953">
          <text:p/>
        </draw:connector>
        <draw:custom-shape draw:style-name="gr20" draw:text-style-name="P6" draw:layer="layout" svg:width="1.905cm" svg:height="1.016cm" svg:x="17.081cm" svg:y="7.477cm">
          <text:p text:style-name="P1"><text:span text:style-name="T2">DEVICE,</text:span></text:p>
          <text:p text:style-name="P1"><text:span text:style-name="T2">APP_COMMAND</text:span></text:p>
          <text:p text:style-name="P1"><text:span text:style-name="T2">COMMAND</text:span></text:p>
          <draw:enhanced-geometry svg:viewBox="0 0 21600 21600" draw:mirror-vertical="false" draw:type="rectangle" draw:enhanced-path="M 0 0 L 21600 0 21600 21600 0 21600 0 0 Z N"/>
        </draw:custom-shape>
        <draw:custom-shape draw:style-name="gr21" draw:text-style-name="P8" draw:layer="layout" svg:width="2.286cm" svg:height="0.508cm" svg:x="8.112cm" svg:y="15.224cm">
          <text:p text:style-name="P1"><text:span text:style-name="T4">BOT_CALLB</text:span><text:span text:style-name="T4">ACK</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26M36S</meta:editing-duration>
    <meta:editing-cycles>11</meta:editing-cycles>
    <meta:generator>LibreOffice/5.1.6.2$Linux_X86_64 LibreOffice_project/10m0$Build-2</meta:generator>
    <dc:date>2017-12-15T17:51:49.318494723</dc:date>
    <meta:document-statistic meta:object-count="23"/>
  </office:meta>
</office:document-meta>
</file>